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language="nl" fo:country="NL" officeooo:rsid="00122cac" officeooo:paragraph-rsid="00122cac"/>
    </style:style>
    <style:style style:name="P2" style:family="paragraph" style:parent-style-name="Standard">
      <style:paragraph-properties fo:break-before="page"/>
      <style:text-properties fo:language="nl" fo:country="NL" officeooo:rsid="001cdd75" officeooo:paragraph-rsid="001cdd75"/>
    </style:style>
    <style:style style:name="P3" style:family="paragraph" style:parent-style-name="Standard">
      <style:text-properties style:font-name="Times New Roman" fo:language="nl" fo:country="NL" officeooo:rsid="0025db85" officeooo:paragraph-rsid="0025db85"/>
    </style:style>
    <style:style style:name="P4" style:family="paragraph" style:parent-style-name="Standard">
      <style:text-properties style:font-name="Times New Roman" fo:language="nl" fo:country="NL" officeooo:rsid="00122cac" officeooo:paragraph-rsid="000fad7e"/>
    </style:style>
    <style:style style:name="P5" style:family="paragraph" style:parent-style-name="Standard">
      <style:text-properties style:font-name="Times New Roman" fo:language="nl" fo:country="NL" officeooo:rsid="00122cac" officeooo:paragraph-rsid="00122cac"/>
    </style:style>
    <style:style style:name="P6" style:family="paragraph" style:parent-style-name="Standard">
      <style:text-properties style:font-name="Times New Roman" fo:language="nl" fo:country="NL" officeooo:rsid="000fad7e" officeooo:paragraph-rsid="000fad7e"/>
    </style:style>
    <style:style style:name="P7" style:family="paragraph" style:parent-style-name="Standard" style:list-style-name="L1">
      <style:text-properties style:font-name="Times New Roman" fo:language="nl" fo:country="NL" officeooo:rsid="00142648" officeooo:paragraph-rsid="00142648"/>
    </style:style>
    <style:style style:name="P8" style:family="paragraph" style:parent-style-name="Standard" style:list-style-name="L1">
      <style:text-properties style:font-name="Times New Roman" fo:language="nl" fo:country="NL" officeooo:rsid="00148c7d" officeooo:paragraph-rsid="00148c7d"/>
    </style:style>
    <style:style style:name="P9" style:family="paragraph" style:parent-style-name="Standard" style:list-style-name="L1">
      <style:text-properties style:font-name="Times New Roman" fo:language="nl" fo:country="NL" officeooo:rsid="00159a77" officeooo:paragraph-rsid="00159a77"/>
    </style:style>
    <style:style style:name="P10" style:family="paragraph" style:parent-style-name="Standard" style:list-style-name="L1">
      <style:text-properties style:font-name="Times New Roman" fo:language="nl" fo:country="NL" officeooo:rsid="001b1c2e" officeooo:paragraph-rsid="001b1c2e"/>
    </style:style>
    <style:style style:name="P11" style:family="paragraph" style:parent-style-name="Standard" style:list-style-name="L1">
      <style:text-properties style:font-name="Times New Roman" fo:language="nl" fo:country="NL" officeooo:rsid="001b42dc" officeooo:paragraph-rsid="001b42dc"/>
    </style:style>
    <style:style style:name="P12" style:family="paragraph" style:parent-style-name="Standard">
      <style:text-properties style:font-name="Times New Roman" fo:language="nl" fo:country="NL" officeooo:rsid="001b42dc" officeooo:paragraph-rsid="001b42dc"/>
    </style:style>
    <style:style style:name="P13" style:family="paragraph" style:parent-style-name="Standard" style:list-style-name="L1">
      <style:text-properties style:font-name="Times New Roman" fo:language="nl" fo:country="NL" officeooo:rsid="001d242d" officeooo:paragraph-rsid="001d242d"/>
    </style:style>
    <style:style style:name="P14" style:family="paragraph" style:parent-style-name="Standard">
      <style:text-properties style:font-name="Times New Roman" fo:language="nl" fo:country="NL" officeooo:rsid="001d242d" officeooo:paragraph-rsid="001d242d"/>
    </style:style>
    <style:style style:name="P15" style:family="paragraph" style:parent-style-name="Standard" style:list-style-name="L1">
      <style:text-properties style:font-name="Times New Roman" fo:language="nl" fo:country="NL" officeooo:rsid="001f1462" officeooo:paragraph-rsid="001f1462"/>
    </style:style>
    <style:style style:name="P16" style:family="paragraph" style:parent-style-name="Standard">
      <style:text-properties style:font-name="Times New Roman" fo:language="nl" fo:country="NL" officeooo:rsid="001cdd75" officeooo:paragraph-rsid="001cdd75"/>
    </style:style>
    <style:style style:name="P17" style:family="paragraph" style:parent-style-name="Standard">
      <style:text-properties style:font-name="Times New Roman" fo:language="nl" fo:country="NL" officeooo:rsid="001d828c" officeooo:paragraph-rsid="001d828c"/>
    </style:style>
    <style:style style:name="P18" style:family="paragraph" style:parent-style-name="Standard">
      <style:text-properties style:font-name="Times New Roman" fo:language="nl" fo:country="NL" officeooo:rsid="0021d9db" officeooo:paragraph-rsid="0021d9db"/>
    </style:style>
    <style:style style:name="P19" style:family="paragraph" style:parent-style-name="Standard">
      <style:text-properties style:font-name="Times New Roman" fo:language="nl" fo:country="NL" officeooo:rsid="0022240d" officeooo:paragraph-rsid="0022240d"/>
    </style:style>
    <style:style style:name="P20" style:family="paragraph" style:parent-style-name="Standard">
      <style:text-properties style:font-name="Times New Roman" fo:language="nl" fo:country="NL" officeooo:rsid="0023fe5b" officeooo:paragraph-rsid="0023fe5b"/>
    </style:style>
    <style:style style:name="P21" style:family="paragraph" style:parent-style-name="Standard">
      <style:text-properties style:font-name="Times New Roman" fo:language="nl" fo:country="NL" style:text-underline-style="solid" style:text-underline-type="double" style:text-underline-width="auto" style:text-underline-color="font-color" officeooo:rsid="0022240d" officeooo:paragraph-rsid="0022240d"/>
    </style:style>
    <style:style style:name="P22" style:family="paragraph" style:parent-style-name="Standard" style:list-style-name="L1" style:master-page-name="">
      <loext:graphic-properties draw:fill="none"/>
      <style:paragraph-properties fo:margin-left="0.5in" fo:margin-right="0in" fo:text-align="start" style:justify-single-word="false" fo:text-indent="-0.25in" style:auto-text-indent="false" style:page-number="auto" fo:background-color="transparent"/>
      <style:text-properties style:font-name="Times New Roman" fo:language="nl" fo:country="NL" officeooo:rsid="00142648" officeooo:paragraph-rsid="00142648"/>
    </style:style>
    <style:style style:name="P23" style:family="paragraph" style:parent-style-name="Standard">
      <style:paragraph-properties fo:break-before="page"/>
      <style:text-properties style:font-name="Times New Roman" fo:language="nl" fo:country="NL" officeooo:rsid="001cdd75" officeooo:paragraph-rsid="001cdd75"/>
    </style:style>
    <style:style style:name="T1" style:family="text">
      <style:text-properties officeooo:rsid="00159a77"/>
    </style:style>
    <style:style style:name="T2" style:family="text">
      <style:text-properties officeooo:rsid="00171d09"/>
    </style:style>
    <style:style style:name="T3" style:family="text">
      <style:text-properties officeooo:rsid="0019cfe5"/>
    </style:style>
    <style:style style:name="T4" style:family="text">
      <style:text-properties officeooo:rsid="001d828c"/>
    </style:style>
    <style:style style:name="T5" style:family="text">
      <style:text-properties officeooo:rsid="0020123f"/>
    </style:style>
    <style:style style:name="T6" style:family="text">
      <style:text-properties fo:font-style="italic" style:font-style-asian="italic" style:font-style-complex="italic"/>
    </style:style>
    <style:style style:name="T7" style:family="text">
      <style:text-properties fo:font-style="italic" officeooo:rsid="0021d9db" style:font-style-asian="italic" style:font-style-complex="italic"/>
    </style:style>
    <style:style style:name="T8" style:family="text">
      <style:text-properties fo:font-style="italic" officeooo:rsid="0022cdd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d9db" style:font-style-asian="normal" style:font-style-complex="normal"/>
    </style:style>
    <style:style style:name="T11" style:family="text">
      <style:text-properties fo:font-style="normal" officeooo:rsid="0022cdd3" style:font-style-asian="normal" style:font-style-complex="normal"/>
    </style:style>
    <style:style style:name="T12" style:family="text">
      <style:text-properties fo:font-style="normal" officeooo:rsid="0023fe5b" style:font-style-asian="normal" style:font-style-complex="normal"/>
    </style:style>
    <style:style style:name="T13" style:family="text">
      <style:text-properties fo:font-style="normal" officeooo:rsid="0028238f"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ofdvraag:<text:line-break/><text:tab/>Hoe heeft Nintendo sinds de oprichting marktrelevantie behouden?</text:p>
      <text:p text:style-name="P5">Doel: <text:span text:style-name="T2">Een chronologische weergave bieden van de vernieuwingen die Nintendo door de jaren heeft doorgevoerd om actueel te blijven.</text:span></text:p>
      <text:p text:style-name="P6"/>
      <text:p text:style-name="P6"/>
      <text:p text:style-name="P4">Deelvragen:</text:p>
      <text:p text:style-name="P6"/>
      <text:p text:style-name="P5">Hoe is Nintendo in de video game markt gekomen?</text:p>
      <text:p text:style-name="P5">Welke ontwerpvernieuwingen heeft Nintendo gedaan?</text:p>
      <text:p text:style-name="P5">Welke gameplayvernieuwingen heeft Nintendo gedaan?</text:p>
      <text:p text:style-name="P5">Hoe is de marketingstrategie van Nintendo door de jaren heen veranderd?</text:p>
      <text:p text:style-name="P5"/>
      <text:p text:style-name="P5">Hoofdstukindeling:</text:p>
      <text:p text:style-name="P5"/>
      <text:list xml:id="list2266742379" text:style-name="L1">
        <text:list-item>
          <text:p text:style-name="P22"><text:span text:style-name="T3">I</text:span>nleiding</text:p>
        </text:list-item>
        <text:list-item>
          <text:p text:style-name="P7">Oprichting en eerste werkzaamheden</text:p>
        </text:list-item>
        <text:list-item>
          <text:p text:style-name="P7">Switch van kaarten naar andere bezigheden</text:p>
        </text:list-item>
        <text:list-item>
          <text:p text:style-name="P8"><text:span text:style-name="T1">Eerste e</text:span>lektroni<text:span text:style-name="T1">ca</text:span></text:p>
        </text:list-item>
        <text:list-item>
          <text:p text:style-name="P9">Video game crash</text:p>
        </text:list-item>
        <text:list-item>
          <text:p text:style-name="P10">Consoles</text:p>
          <text:list>
            <text:list-item>
              <text:p text:style-name="P10">Nintendo Entertainment System</text:p>
            </text:list-item>
            <text:list-item>
              <text:p text:style-name="P10">Super NES</text:p>
            </text:list-item>
            <text:list-item>
              <text:p text:style-name="P10">Nintendo 64</text:p>
            </text:list-item>
            <text:list-item>
              <text:p text:style-name="P10">GameCube</text:p>
            </text:list-item>
            <text:list-item>
              <text:p text:style-name="P10">Wii</text:p>
            </text:list-item>
            <text:list-item>
              <text:p text:style-name="P10">Wii U</text:p>
            </text:list-item>
            <text:list-item>
              <text:p text:style-name="P10">Switch</text:p>
            </text:list-item>
          </text:list>
        </text:list-item>
        <text:list-item>
          <text:p text:style-name="P10">Portables </text:p>
          <text:list>
            <text:list-item>
              <text:p text:style-name="P11">Game &amp; Watch</text:p>
            </text:list-item>
            <text:list-item>
              <text:p text:style-name="P11">Game Boy</text:p>
            </text:list-item>
            <text:list-item>
              <text:p text:style-name="P11">Virtual Boy</text:p>
            </text:list-item>
            <text:list-item>
              <text:p text:style-name="P11">Game Boy Color</text:p>
            </text:list-item>
            <text:list-item>
              <text:p text:style-name="P11">Game Boy Advance</text:p>
            </text:list-item>
            <text:list-item>
              <text:p text:style-name="P11">Nintendo DS</text:p>
            </text:list-item>
            <text:list-item>
              <text:p text:style-name="P11">Nintendo 3DS</text:p>
            </text:list-item>
          </text:list>
        </text:list-item>
        <text:list-item>
          <text:p text:style-name="P13">Conclusie</text:p>
        </text:list-item>
        <text:list-item>
          <text:p text:style-name="P15">Bronvermelding</text:p>
        </text:list-item>
      </text:list>
      <text:p text:style-name="P12"/>
      <text:p text:style-name="P12"/>
      <text:p text:style-name="P23"><text:span text:style-name="T4">1. </text:span>Inleiding</text:p>
      <text:p text:style-name="P16"/>
      <text:p text:style-name="P14">Nintendo is een oud bedrijf dat aan de wieg van de moderne cultuur rondom videospellen heeft gestaan. In al die jaren is er veel veranderd. Computers zijn sterker en sneller geworden. <text:span text:style-name="T4">Ook is de markt en dus de doelgroep van spellen veel breder geworden. Met zoveel veranderingen op de markt betekent stilstand achteruitgang. In dit verslag wordt uiteengezet hoe Nintendo zich door de jaren heeft aangepast aan de veranderende markt.</text:span></text:p>
      <text:p text:style-name="P14"/>
      <text:p text:style-name="P17">2. Oprichting en eerste werkzaamheden</text:p>
      <text:p text:style-name="P17"/>
      <text:p text:style-name="P17">Nintendo <text:span text:style-name="T5">is in 1889 opgericht door Fusajiro Yamauchi. In het begin hield het bedrijf zich bezig met het vervaardigen van handgemaakte </text:span><text:span text:style-name="T7">hanafuda</text:span><text:span text:style-name="T10">-speelkaarten. Enkele jaren later, in 1902 gingen ze ook aan de slag met het maken van westerse speelkaarten. De zaak liep goed, want over de volgende 50 jaren werden er verschillende werkplaatsen geopend en werd er o.a. een distributiebedrijf geopend. In 1953 begon Nintendo met het maken van plastic speelkaarten, en in 1959 boorden ze de kindermarkt aan met kaarten met disneyplaatjes erop. </text:span></text:p>
      <text:p text:style-name="P17"><text:span text:style-name="T10"/></text:p>
      <text:p text:style-name="P18"><text:span text:style-name="T9">3. Switch van kaarten naar andere bezigheden</text:span></text:p>
      <text:p text:style-name="P18"><text:span text:style-name="T9"/></text:p>
      <text:p text:style-name="P19"><text:span text:style-name="T9">In 1963 begon Nintendo met het experimenteren met andere bezigheden </text:span><text:span text:style-name="T12">naast hun bestaande business</text:span><text:span text:style-name="T9">. Dit omdat het bedrijf besefte dat er in de kaartenmarkt beperkte groei mogelijk was. </text:span><text:span text:style-name="T11">Verschillende richtingen werden geprobeerd. Zo werd er </text:span><text:span text:style-name="T12">onder andere </text:span><text:span text:style-name="T11">een taxibedrijf opgericht, een zgn. </text:span><text:span text:style-name="T8">love hotel</text:span><text:span text:style-name="T11"> geopend, </text:span><text:span text:style-name="T12">en verkochten ze snelkookrijst. Deze bedrijven waren in meer of mindere mate succesvol, maar bleken uiteindelijk toch niet permanent te zijn. </text:span></text:p>
      <text:p text:style-name="P3"><text:span text:style-name="T12">I</text:span><text:span text:style-name="T9">n deze periode maakte Nintendo ook hun eerste speelgoed. In 1966 bracht het bedrijf de </text:span><text:span text:style-name="T6">Ultra-Hand </text:span><text:span text:style-name="T9">uit, een grijphand die via een lattensysteem uitrekte. Het speelgoed was ontworpen door Gunpei Yokoi, die na dit succes meer speelgoed ontwierp en op de markt bracht.</text:span></text:p>
      <text:p text:style-name="P21"><text:span text:style-name="T12"/></text:p>
      <text:p text:style-name="P20"><text:span text:style-name="T9">4. Eerste electronica</text:span></text:p>
      <text:p text:style-name="P3"><text:span text:style-name="T9">5. Video game crash</text:span></text:p>
      <text:p text:style-name="P3"><text:span text:style-name="T9">6. Consoles</text:span></text:p>
      <text:p text:style-name="P3"><text:span text:style-name="T9">7. Portables</text:span></text:p>
      <text:p text:style-name="P3"><text:span text:style-name="T9">8. Conclusie</text:span></text:p>
      <text:p text:style-name="P3"><text:span text:style-name="T9">9. Bronvermelding</text:span></text:p>
      <text:p text:style-name="P3"><text:span text:style-name="T9"/></text:p>
      <text:p text:style-name="P3"><text:span text:style-name="T9">Game Over: How Nintendo Conquered The World </text:span><text:a xlink:type="simple" xlink:href="https://books.google.nl/books?id=b_N5FzzD3hsC&amp;pg=PT40" text:style-name="Internet_20_link" text:visited-style-name="Visited_20_Internet_20_Link"><text:span text:style-name="T9">https://books.google.nl/books?id=b_N5FzzD3hsC&amp;pg=PT40</text:span></text:a></text:p>
      <text:p text:style-name="P3"><text:span text:style-name="T9"/></text:p>
      <text:p text:style-name="P3"><text:span text:style-name="T13">Nintendo History </text:span><text:a xlink:type="simple" xlink:href="https://www.nintendo.co.uk/Corporate/Nintendo-History/Nintendo-History-625945.html" text:style-name="Internet_20_link" text:visited-style-name="Visited_20_Internet_20_Link"><text:span text:style-name="T9">https://www.nintendo.co.uk/Corporate/Nintendo-History/Nintendo-History-625945.html</text:span></text:a><text:span text:style-name="T9"> </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0:57:29.994379857</meta:creation-date>
    <dc:date>2017-10-10T20:26:33.717868397</dc:date>
    <meta:editing-duration>P4DT2H26M9S</meta:editing-duration>
    <meta:editing-cycles>4</meta:editing-cycles>
    <meta:generator>LibreOffice/5.4.2.2.0$Linux_X86_64 LibreOffice_project/40m0$Build-2</meta:generator>
    <meta:document-statistic meta:table-count="0" meta:image-count="0" meta:object-count="0" meta:page-count="3" meta:paragraph-count="46" meta:word-count="435" meta:character-count="2876" meta:non-whitespace-character-count="2505"/>
  </office:meta>
</office:document-meta>
</file>